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79fd5" officeooo:paragraph-rsid="00079fd5"/>
    </style:style>
    <style:style style:name="P2" style:family="paragraph" style:parent-style-name="Standard">
      <style:text-properties officeooo:paragraph-rsid="00079fd5"/>
    </style:style>
    <style:style style:name="P3" style:family="paragraph" style:parent-style-name="Text_20_body">
      <style:text-properties officeooo:rsid="00079fd5" officeooo:paragraph-rsid="00079fd5"/>
    </style:style>
    <style:style style:name="P4" style:family="paragraph" style:parent-style-name="Text_20_body">
      <style:text-properties officeooo:paragraph-rsid="00079fd5"/>
    </style:style>
    <style:style style:name="P5" style:family="paragraph" style:parent-style-name="Preformatted_20_Text">
      <style:text-properties officeooo:rsid="00079fd5" officeooo:paragraph-rsid="00079fd5"/>
    </style:style>
    <style:style style:name="P6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officeooo:rsid="00079f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</text:span>jQuery的美元符号$有什么作用？</text:p>
      <text:p text:style-name="P1">美元符号$只是”jQuery”的别名，它是jQuery的选择器</text:p>
      <text:p text:style-name="P2"><text:span text:style-name="T1">2.</text:span>body中的onload()函数和jQuery中的document.ready()有什么区别？</text:p>
      <text:p text:style-name="P1">可以在页面中使用多个document.ready()，但只能使用一次onload()。</text:p>
      <text:p text:style-name="P1">document.ready()函数在页面DOM元素加载完以后就会被调用，而onload()函数则要在所有的关联资源（包括图像、音频）加载完毕后才会调用。</text:p>
      <text:p text:style-name="P2"><text:span text:style-name="T1">3.</text:span>jQuery中有哪几种类型的选择器？</text:p>
      <text:p text:style-name="P3">a、基本选择器：直接根据id、css类名、元素名返回匹配的dom元素。</text:p>
      <text:p text:style-name="P4"><text:span text:style-name="T1">b、层次选择器：也叫做路径选择器，可以根据路径层次来选择相应的DOM元素。</text:span></text:p>
      <text:p text:style-name="Text_20_body"><text:span text:style-name="T1">c</text:span>、过滤选择器：在前面的基础上过滤相关条件，得到匹配的dom元素。</text:p>
      <text:p text:style-name="P2"><text:span text:style-name="T1">4.</text:span>使用jQuery将页面上的所有元素边框设置为2px宽的虚线？</text:p>
      <text:p text:style-name="P5">&lt;script language="javascript" type="text/javascript"&gt;</text:p>
      <text:p text:style-name="Preformatted_20_Text"/>
      <text:p text:style-name="Preformatted_20_Text"><text:s text:c="8"/><text:span text:style-name="Strong_20_Emphasis"><text:s/>$("*").css("border", "2px dotted red");</text:span> </text:p>
      <text:p text:style-name="Preformatted_20_Text"/>
      <text:p text:style-name="P6">&lt;/script&gt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Fallback" style:font-family-complex="'Droid Sans Fallback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6:42:35.356565449</meta:creation-date>
    <dc:date>2017-09-16T16:48:03.334939560</dc:date>
    <meta:editing-duration>P0D</meta:editing-duration>
    <meta:editing-cycles>1</meta:editing-cycles>
    <meta:document-statistic meta:table-count="0" meta:image-count="0" meta:object-count="0" meta:page-count="1" meta:paragraph-count="13" meta:word-count="264" meta:character-count="488" meta:non-whitespace-character-count="473"/>
    <meta:generator>LibreOffice/4.2.8.2$Linux_X86_64 LibreOffice_project/420m0$Build-2</meta:generator>
  </office:meta>
</office:document-meta>
</file>